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practice-exercises-5---aggregations"/>Practice Exercises #5 - Aggregations<text:bookmark-end text:name="practice-exercises-5---aggregations"/></text:h>
      <text:list text:style-name="L1">
        <text:list-item>
          <text:p text:style-name="P2">CS 415 Database Management</text:p>
        </text:list-item>
        <text:list-item>
          <text:p text:style-name="P2">Fall 2025</text:p>
        </text:list-item>
        <text:list-item>
          <text:p text:style-name="P2">SQL-03 Aggregations</text:p>
        </text:list-item>
      </text:list>
      <text:p text:style-name="Horizontal_20_Line"/>
      <text:h text:style-name="Heading_20_2" text:outline-level="2"><text:bookmark-start text:name="aggregations"/>Aggregations<text:bookmark-end text:name="aggregations"/></text:h>
      <text:p text:style-name="First_20_paragraph">Aggregations in SQL are operations that combine values from multiple rows into a single summary value. Common aggregation functions include <text:span text:style-name="Source_5f_Text">COUNT</text:span>, <text:span text:style-name="Source_5f_Text">SUM</text:span>, <text:span text:style-name="Source_5f_Text">AVG</text:span>, <text:span text:style-name="Source_5f_Text">MIN</text:span>, and <text:span text:style-name="Source_5f_Text">MAX</text:span>.</text:p>
      <text:p text:style-name="Text_20_body">These aggregations are often paired with <text:span text:style-name="Source_5f_Text">GROUP BY</text:span> to organize results into categories and <text:span text:style-name="Source_5f_Text">HAVING</text:span> to restrict rows.</text:p>
      <text:p text:style-name="Text_20_body">They are especially useful for analyzing data trends, producing summaries, and supporting decision-making from large datasets.</text:p>
      <text:h text:style-name="Heading_20_2" text:outline-level="2"><text:bookmark-start text:name="use-demo-database-with-pets-table-for-these-examples"/>use demo database with pets table for these examples<text:bookmark-end text:name="use-demo-database-with-pets-table-for-these-examples"/></text:h>
      <text:p text:style-name="Preformatted_20_Text"><text:span text:style-name="KeywordTok">use</text:span><text:span text:style-name="NormalTok"> demo;</text:span> </text:p>
      <text:p text:style-name="Preformatted_20_Text"><text:span text:style-name="KeywordTok">select</text:span><text:span text:style-name="NormalTok"> </text:span><text:span text:style-name="OperatorTok">*</text:span><text:span text:style-name="NormalTok"> </text:span><text:span text:style-name="KeywordTok">from</text:span><text:span text:style-name="NormalTok"> pets;</text:span> </text:p>
      <text:p text:style-name="Horizontal_20_Line"/>
      <text:h text:style-name="Heading_20_2" text:outline-level="2"><text:bookmark-start text:name="aggregations-applied-to-the-entire-table"/>Aggregations applied to the entire table<text:bookmark-end text:name="aggregations-applied-to-the-entire-table"/></text:h>
      <text:h text:style-name="Heading_20_3" text:outline-level="3"><text:bookmark-start text:name="total-number-of-pets"/>1. Total number of pets<text:bookmark-end text:name="total-number-of-pets"/></text:h>
      <text:p text:style-name="Preformatted_20_Text"><text:span text:style-name="KeywordTok">select</text:span><text:span text:style-name="NormalTok">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total_pets </text:span><text:span text:style-name="KeywordTok">from</text:span><text:span text:style-name="NormalTok"> pets;</text:span> </text:p>
      <text:h text:style-name="Heading_20_3" text:outline-level="3"><text:bookmark-start text:name="average-age-of-all-pets"/>2. Average age of all pets<text:bookmark-end text:name="average-age-of-all-pets"/></text:h>
      <text:p text:style-name="Preformatted_20_Text"><text:span text:style-name="KeywordTok">select</text:span><text:span text:style-name="NormalTok"> </text:span><text:span text:style-name="FunctionTok">avg</text:span><text:span text:style-name="NormalTok">(age) </text:span><text:span text:style-name="KeywordTok">as</text:span><text:span text:style-name="NormalTok"> average_age </text:span><text:span text:style-name="KeywordTok">from</text:span><text:span text:style-name="NormalTok"> pets;</text:span> </text:p>
      <text:h text:style-name="Heading_20_3" text:outline-level="3"><text:bookmark-start text:name="oldest-and-youngest-pets-max-and-min-age"/>3. Oldest and youngest pets (max and min age)<text:bookmark-end text:name="oldest-and-youngest-pets-max-and-min-age"/></text:h>
      <text:p text:style-name="Preformatted_20_Text"><text:span text:style-name="KeywordTok">select</text:span><text:span text:style-name="NormalTok"> </text:span><text:span text:style-name="FunctionTok">max</text:span><text:span text:style-name="NormalTok">(age) </text:span><text:span text:style-name="KeywordTok">as</text:span><text:span text:style-name="NormalTok"> oldest_pet, </text:span><text:span text:style-name="FunctionTok">min</text:span><text:span text:style-name="NormalTok">(age) </text:span><text:span text:style-name="KeywordTok">as</text:span><text:span text:style-name="NormalTok"> youngest_pet </text:span><text:span text:style-name="KeywordTok">from</text:span><text:span text:style-name="NormalTok"> pets;</text:span> </text:p>
      <text:h text:style-name="Heading_20_3" text:outline-level="3"><text:bookmark-start text:name="total-combined-age-of-all-pets"/>4. Total combined age of all pets<text:bookmark-end text:name="total-combined-age-of-all-pets"/></text:h>
      <text:p text:style-name="Preformatted_20_Text"><text:span text:style-name="KeywordTok">select</text:span><text:span text:style-name="NormalTok"> </text:span><text:span text:style-name="FunctionTok">sum</text:span><text:span text:style-name="NormalTok">(age) </text:span><text:span text:style-name="KeywordTok">as</text:span><text:span text:style-name="NormalTok"> total_age </text:span><text:span text:style-name="KeywordTok">from</text:span><text:span text:style-name="NormalTok"> pets;</text:span> </text:p>
      <text:p text:style-name="Horizontal_20_Line"/>
      <text:h text:style-name="Heading_20_2" text:outline-level="2"><text:bookmark-start text:name="aggregations-with-group-by-one-field"/><text:soft-page-break/>Aggregations with GROUP BY (one field)<text:bookmark-end text:name="aggregations-with-group-by-one-field"/></text:h>
      <text:h text:style-name="Heading_20_3" text:outline-level="3"><text:bookmark-start text:name="number-of-pets-by-species"/>5. Number of pets by species<text:bookmark-end text:name="number-of-pets-by-species"/></text:h>
      <text:p text:style-name="Preformatted_20_Text"><text:span text:style-name="KeywordTok">select</text:span><text:span text:style-name="NormalTok"> species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num_pets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species;</text:span> </text:p>
      <text:h text:style-name="Heading_20_3" text:outline-level="3"><text:bookmark-start text:name="average-age-of-pets-by-species"/>6. Average age of pets by species<text:bookmark-end text:name="average-age-of-pets-by-species"/></text:h>
      <text:p text:style-name="Preformatted_20_Text"><text:span text:style-name="KeywordTok">select</text:span><text:span text:style-name="NormalTok"> species, </text:span><text:span text:style-name="FunctionTok">avg</text:span><text:span text:style-name="NormalTok">(age) </text:span><text:span text:style-name="KeywordTok">as</text:span><text:span text:style-name="NormalTok"> avg_age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species;</text:span> </text:p>
      <text:h text:style-name="Heading_20_3" text:outline-level="3"><text:bookmark-start text:name="number-of-pets-by-city"/>7. Number of pets by city<text:bookmark-end text:name="number-of-pets-by-city"/></text:h>
      <text:p text:style-name="Preformatted_20_Text"><text:span text:style-name="KeywordTok">select</text:span><text:span text:style-name="NormalTok"> city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num_pets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city;</text:span> </text:p>
      <text:h text:style-name="Heading_20_3" text:outline-level="3"><text:bookmark-start text:name="average-age-of-pets-by-city"/>8. Average age of pets by city<text:bookmark-end text:name="average-age-of-pets-by-city"/></text:h>
      <text:p text:style-name="Preformatted_20_Text"><text:span text:style-name="KeywordTok">select</text:span><text:span text:style-name="NormalTok"> city, </text:span><text:span text:style-name="FunctionTok">avg</text:span><text:span text:style-name="NormalTok">(age) </text:span><text:span text:style-name="KeywordTok">as</text:span><text:span text:style-name="NormalTok"> avg_age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city;</text:span> </text:p>
      <text:h text:style-name="Heading_20_3" text:outline-level="3"><text:bookmark-start text:name="oldest-pet-age-by-species"/>9. Oldest pet age by species<text:bookmark-end text:name="oldest-pet-age-by-species"/></text:h>
      <text:p text:style-name="Preformatted_20_Text"><text:span text:style-name="KeywordTok">select</text:span><text:span text:style-name="NormalTok"> species, </text:span><text:span text:style-name="FunctionTok">max</text:span><text:span text:style-name="NormalTok">(age) </text:span><text:span text:style-name="KeywordTok">as</text:span><text:span text:style-name="NormalTok"> oldest_age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species;</text:span> </text:p>
      <text:h text:style-name="Heading_20_3" text:outline-level="3"><text:bookmark-start text:name="number-of-pets-grouped-by-birth-year"/>10. Number of pets grouped by birth year<text:bookmark-end text:name="number-of-pets-grouped-by-birth-year"/></text:h>
      <text:p text:style-name="Preformatted_20_Text"><text:span text:style-name="KeywordTok">select</text:span><text:span text:style-name="NormalTok"> </text:span><text:span text:style-name="DataTypeTok">year</text:span><text:span text:style-name="NormalTok">(birthday) </text:span><text:span text:style-name="KeywordTok">as</text:span><text:span text:style-name="NormalTok"> </text:span><text:span text:style-name="OtherTok">"year"</text:span><text:span text:style-name="NormalTok">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</text:span><text:span text:style-name="OtherTok">"pets per year"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</text:span><text:span text:style-name="DataTypeTok">year</text:span><text:span text:style-name="NormalTok">(birthday);</text:span> </text:p>
      <text:p text:style-name="Horizontal_20_Line"/>
      <text:h text:style-name="Heading_20_2" text:outline-level="2"><text:bookmark-start text:name="aggregations-with-group-by-two-fields"/>Aggregations with GROUP BY (two fields)<text:bookmark-end text:name="aggregations-with-group-by-two-fields"/></text:h>
      <text:h text:style-name="Heading_20_3" text:outline-level="3"><text:bookmark-start text:name="number-of-pets-by-species-and-city"/>11. Number of pets by species and city<text:bookmark-end text:name="number-of-pets-by-species-and-city"/></text:h>
      <text:p text:style-name="Preformatted_20_Text"><text:span text:style-name="KeywordTok">select</text:span><text:span text:style-name="NormalTok"> species, city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num_pets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species, city;</text:span> </text:p>
      <text:h text:style-name="Heading_20_3" text:outline-level="3"><text:bookmark-start text:name="average-age-of-pets-by-species-and-city"/>12. Average age of pets by species and city<text:bookmark-end text:name="average-age-of-pets-by-species-and-city"/></text:h>
      <text:p text:style-name="Preformatted_20_Text"><text:span text:style-name="KeywordTok">select</text:span><text:span text:style-name="NormalTok"> species, city, </text:span><text:span text:style-name="FunctionTok">avg</text:span><text:span text:style-name="NormalTok">(age) </text:span><text:span text:style-name="KeywordTok">as</text:span><text:span text:style-name="NormalTok"> avg_age</text:span> </text:p>
      <text:p text:style-name="Preformatted_20_Text"><text:span text:style-name="KeywordTok">from</text:span><text:span text:style-name="NormalTok"> pets</text:span> </text:p>
      <text:p text:style-name="Preformatted_20_Text"><text:soft-page-break/><text:span text:style-name="KeywordTok">group</text:span><text:span text:style-name="NormalTok"> </text:span><text:span text:style-name="KeywordTok">by</text:span><text:span text:style-name="NormalTok"> species, city;</text:span> </text:p>
      <text:h text:style-name="Heading_20_3" text:outline-level="3"><text:bookmark-start text:name="number-of-pets-by-species-and-birth-year"/>13. Number of pets by species and birth year<text:bookmark-end text:name="number-of-pets-by-species-and-birth-year"/></text:h>
      <text:p text:style-name="Preformatted_20_Text"><text:span text:style-name="KeywordTok">select</text:span><text:span text:style-name="NormalTok"> species, </text:span><text:span text:style-name="DataTypeTok">year</text:span><text:span text:style-name="NormalTok">(birthday) </text:span><text:span text:style-name="KeywordTok">as</text:span><text:span text:style-name="NormalTok"> </text:span><text:span text:style-name="OtherTok">"year"</text:span><text:span text:style-name="NormalTok">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num_pets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species, </text:span><text:span text:style-name="DataTypeTok">year</text:span><text:span text:style-name="NormalTok">(birthday);</text:span> </text:p>
      <text:p text:style-name="Horizontal_20_Line"/>
      <text:h text:style-name="Heading_20_2" text:outline-level="2"><text:bookmark-start text:name="aggregations-with-group-by-and-having"/>Aggregations with GROUP BY and HAVING<text:bookmark-end text:name="aggregations-with-group-by-and-having"/></text:h>
      <text:h text:style-name="Heading_20_3" text:outline-level="3"><text:bookmark-start text:name="show-species-with-more-than-3-pets"/>14. Show species with more than 3 pets<text:bookmark-end text:name="show-species-with-more-than-3-pets"/></text:h>
      <text:p text:style-name="Preformatted_20_Text"><text:span text:style-name="KeywordTok">select</text:span><text:span text:style-name="NormalTok"> species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num_pets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species</text:span> </text:p>
      <text:p text:style-name="Preformatted_20_Text"><text:span text:style-name="KeywordTok">having</text:span><text:span text:style-name="NormalTok"> </text:span><text:span text:style-name="FunctionTok">count</text:span><text:span text:style-name="NormalTok">(</text:span><text:span text:style-name="OperatorTok">*</text:span><text:span text:style-name="NormalTok">) </text:span><text:span text:style-name="OperatorTok">&gt;</text:span><text:span text:style-name="NormalTok"> </text:span><text:span text:style-name="DecValTok">3</text:span><text:span text:style-name="NormalTok">;</text:span> </text:p>
      <text:h text:style-name="Heading_20_3" text:outline-level="3"><text:bookmark-start text:name="show-cities-where-the-average-pet-age-is-greater-than-5"/>15. Show cities where the average pet age is greater than 5<text:bookmark-end text:name="show-cities-where-the-average-pet-age-is-greater-than-5"/></text:h>
      <text:p text:style-name="Preformatted_20_Text"><text:span text:style-name="KeywordTok">select</text:span><text:span text:style-name="NormalTok"> city, </text:span><text:span text:style-name="FunctionTok">avg</text:span><text:span text:style-name="NormalTok">(age) </text:span><text:span text:style-name="KeywordTok">as</text:span><text:span text:style-name="NormalTok"> avg_age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city</text:span> </text:p>
      <text:p text:style-name="Preformatted_20_Text"><text:span text:style-name="KeywordTok">having</text:span><text:span text:style-name="NormalTok"> </text:span><text:span text:style-name="FunctionTok">avg</text:span><text:span text:style-name="NormalTok">(age) </text:span><text:span text:style-name="OperatorTok">&gt;</text:span><text:span text:style-name="NormalTok"> </text:span><text:span text:style-name="DecValTok">5</text:span><text:span text:style-name="NormalTok">;</text:span> </text:p>
      <text:h text:style-name="Heading_20_3" text:outline-level="3"><text:bookmark-start text:name="show-birth-years-with-at-least-2-pets"/>16. Show birth years with at least 2 pets<text:bookmark-end text:name="show-birth-years-with-at-least-2-pets"/></text:h>
      <text:p text:style-name="Preformatted_20_Text"><text:span text:style-name="KeywordTok">select</text:span><text:span text:style-name="NormalTok"> </text:span><text:span text:style-name="DataTypeTok">year</text:span><text:span text:style-name="NormalTok">(birthday) </text:span><text:span text:style-name="KeywordTok">as</text:span><text:span text:style-name="NormalTok"> </text:span><text:span text:style-name="OtherTok">"year"</text:span><text:span text:style-name="NormalTok">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num_pets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</text:span><text:span text:style-name="DataTypeTok">year</text:span><text:span text:style-name="NormalTok">(birthday)</text:span> </text:p>
      <text:p text:style-name="Preformatted_20_Text"><text:span text:style-name="KeywordTok">having</text:span><text:span text:style-name="NormalTok"> </text:span><text:span text:style-name="FunctionTok">count</text:span><text:span text:style-name="NormalTok">(</text:span><text:span text:style-name="OperatorTok">*</text:span><text:span text:style-name="NormalTok">) </text:span><text:span text:style-name="OperatorTok">&gt;=</text:span><text:span text:style-name="NormalTok"> </text:span><text:span text:style-name="DecValTok">2</text:span><text:span text:style-name="NormalTok">;</text:span> </text:p>
      <text:p text:style-name="Horizontal_20_Line"/>
      <text:h text:style-name="Heading_20_2" text:outline-level="2"><text:bookmark-start text:name="aggregations-with-group-by-having-and-order-by"/>Aggregations with GROUP BY, HAVING, and ORDER BY<text:bookmark-end text:name="aggregations-with-group-by-having-and-order-by"/></text:h>
      <text:h text:style-name="Heading_20_3" text:outline-level="3"><text:bookmark-start text:name="list-species-with-their-number-of-pets-ordered-from-most-to-least"/>17. List species with their number of pets, ordered from most to least<text:bookmark-end text:name="list-species-with-their-number-of-pets-ordered-from-most-to-least"/></text:h>
      <text:p text:style-name="Preformatted_20_Text"><text:span text:style-name="KeywordTok">select</text:span><text:span text:style-name="NormalTok"> species, </text:span><text:span text:style-name="FunctionTok">count</text:span><text:span text:style-name="NormalTok">(</text:span><text:span text:style-name="OperatorTok">*</text:span><text:span text:style-name="NormalTok">) </text:span><text:span text:style-name="KeywordTok">as</text:span><text:span text:style-name="NormalTok"> num_pets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species</text:span> </text:p>
      <text:p text:style-name="Preformatted_20_Text"><text:span text:style-name="KeywordTok">order</text:span><text:span text:style-name="NormalTok"> </text:span><text:span text:style-name="KeywordTok">by</text:span><text:span text:style-name="NormalTok"> num_pets </text:span><text:span text:style-name="KeywordTok">desc</text:span><text:span text:style-name="NormalTok">;</text:span> </text:p>
      <text:h text:style-name="Heading_20_3" text:outline-level="3"><text:bookmark-start text:name="list-cities-with-their-average-pet-age-ordered-alphabetically-by-city"/>18. List cities with their average pet age, ordered alphabetically by city<text:bookmark-end text:name="list-cities-with-their-average-pet-age-ordered-alphabetically-by-city"/></text:h>
      <text:p text:style-name="Preformatted_20_Text"><text:span text:style-name="KeywordTok">select</text:span><text:span text:style-name="NormalTok"> city, </text:span><text:span text:style-name="FunctionTok">avg</text:span><text:span text:style-name="NormalTok">(age) </text:span><text:span text:style-name="KeywordTok">as</text:span><text:span text:style-name="NormalTok"> avg_age</text:span> </text:p>
      <text:p text:style-name="Preformatted_20_Text"><text:span text:style-name="KeywordTok">from</text:span><text:span text:style-name="NormalTok"> pets</text:span> </text:p>
      <text:p text:style-name="Preformatted_20_Text"><text:span text:style-name="KeywordTok">group</text:span><text:span text:style-name="NormalTok"> </text:span><text:span text:style-name="KeywordTok">by</text:span><text:span text:style-name="NormalTok"> city</text:span> </text:p>
      <text:p text:style-name="Preformatted_20_Text"><text:span text:style-name="KeywordTok">order</text:span><text:span text:style-name="NormalTok"> </text:span><text:span text:style-name="KeywordTok">by</text:span><text:span text:style-name="NormalTok"> city </text:span><text:span text:style-name="KeywordTok">asc</text:span><text:span text:style-name="NormalTok">;</text:span> </text:p>
      <text:p text:style-name="First_20_paragraph"><text:soft-page-break/>– end –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dc:description/>
    <dc:subject/>
    <meta:keyword/>
    <meta:initial-creator/>
    <meta:creation-date>2025-09-09T15:33:12Z</meta:creation-date>
    <dc:date>2025-09-09T11:34:12.378000000</dc:date>
    <meta:editing-duration>PT43S</meta:editing-duration>
    <meta:editing-cycles>1</meta:editing-cycles>
    <meta:document-statistic meta:table-count="0" meta:image-count="0" meta:object-count="0" meta:page-count="4" meta:paragraph-count="87" meta:word-count="474" meta:character-count="2822" meta:non-whitespace-character-count="2382"/>
  </office:meta>
</office:document-meta>
</file>